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4"/>
    <style:style style:name="P3" style:family="paragraph" style:parent-style-name="No_20_Spacing">
      <style:paragraph-properties fo:margin-top="0cm" fo:margin-bottom="0cm" style:contextual-spacing="false" fo:break-before="page"/>
    </style:style>
    <style:style style:name="P4" style:family="paragraph" style:parent-style-name="No_20_Spacing">
      <style:text-properties fo:font-weight="bold" style:font-weight-asian="bold" style:font-weight-complex="bold"/>
    </style:style>
    <style:style style:name="P5" style:family="paragraph" style:parent-style-name="No_20_Spacing">
      <style:text-properties fo:language="ru" fo:country="RU"/>
    </style:style>
    <style:style style:name="P6" style:family="paragraph" style:parent-style-name="No_20_Spacing">
      <style:text-properties fo:language="ru" fo:country="RU" fo:font-weight="bold" style:font-weight-asian="bold" style:font-weight-complex="bold"/>
    </style:style>
    <style:style style:name="P7" style:family="paragraph" style:parent-style-name="No_20_Spacing">
      <style:text-properties style:font-name="Courier New" fo:font-size="12pt" style:font-size-asian="12pt" style:font-name-complex="Courier New1"/>
    </style:style>
    <style:style style:name="P8" style:family="paragraph" style:parent-style-name="No_20_Spacing">
      <style:text-properties style:font-name="Courier New" fo:font-size="12pt" fo:language="en" fo:country="US" style:font-name-asian="Calibri1" style:font-size-asian="12pt" style:language-asian="en" style:country-asian="US" style:font-name-complex="Courier New1"/>
    </style:style>
    <style:style style:name="P9" style:family="paragraph" style:parent-style-name="No_20_Spacing">
      <style:paragraph-properties fo:text-indent="0cm" style:auto-text-indent="false"/>
      <style:text-properties style:font-name="Courier New" fo:font-size="12pt" fo:language="en" fo:country="US" fo:font-weight="bold" style:font-size-asian="12pt" style:font-weight-asian="bold" style:font-name-complex="Courier New1" style:font-weight-complex="bold"/>
    </style:style>
    <style:style style:name="P10" style:family="paragraph" style:parent-style-name="No_20_Spacing">
      <style:text-properties style:font-name="Courier New" fo:font-size="12pt" fo:language="en" fo:country="US" style:font-size-asian="12pt" style:font-name-complex="Courier New1"/>
    </style:style>
    <style:style style:name="P11" style:family="paragraph" style:parent-style-name="No_20_Spacing">
      <style:text-properties fo:font-size="12pt" style:font-size-asian="12pt"/>
    </style:style>
    <style:style style:name="P12" style:family="paragraph" style:parent-style-name="No_20_Spacing">
      <style:text-properties fo:language="en" fo:country="US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top="4.868cm" fo:margin-bottom="0cm" style:contextual-spacing="false" fo:text-align="center" style:justify-single-word="false"/>
    </style:style>
    <style:style style:name="P15" style:family="paragraph" style:parent-style-name="Standard">
      <style:paragraph-properties fo:margin-top="2.54cm" fo:margin-bottom="0cm" style:contextual-spacing="false"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10.001cm"/>
      <style:text-properties fo:font-size="14pt" style:font-size-asian="14pt" style:font-size-complex="14pt"/>
    </style:style>
    <style:style style:name="P18" style:family="paragraph" style:parent-style-name="Standard">
      <style:paragraph-properties fo:margin-left="10.001cm" fo:margin-top="3.528cm" fo:margin-bottom="0cm" style:contextual-spacing="false"/>
    </style:style>
    <style:style style:name="P19" style:family="paragraph" style:parent-style-name="Standard">
      <style:paragraph-properties fo:margin-left="10.001cm"/>
    </style:style>
    <style:style style:name="P20" style:family="paragraph" style:parent-style-name="Standard">
      <style:text-properties style:font-name="Courier New" fo:language="en" fo:country="US" style:font-name-asian="Calibri1" style:language-asian="en" style:country-asian="US" style:font-name-complex="Courier New1"/>
    </style:style>
    <style:style style:name="P21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23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style:font-weight-complex="bold"/>
    </style:style>
    <style:style style:name="T10" style:family="text">
      <style:text-properties style:font-name="Courier New" fo:font-size="12pt" style:font-size-asian="12pt" style:font-name-complex="Courier New1"/>
    </style:style>
    <style:style style:name="T11" style:family="text">
      <style:text-properties style:font-name="Courier New" fo:font-size="12pt" fo:language="en" fo:country="US" style:font-name-asian="Calibri1" style:font-size-asian="12pt" style:language-asian="en" style:country-asian="US" style:font-name-complex="Courier New1"/>
    </style:style>
    <style:style style:name="T12" style:family="text">
      <style:text-properties style:font-name="Courier New" fo:font-size="12pt" fo:language="en" fo:country="US" fo:font-weight="bold" style:font-size-asian="12pt" style:font-weight-asian="bold" style:font-name-complex="Courier New1" style:font-weight-complex="bold"/>
    </style:style>
    <style:style style:name="T13" style:family="text">
      <style:text-properties style:font-name="Courier New" fo:font-size="12pt" fo:language="en" fo:country="US" style:font-size-asian="12pt" style:font-name-complex="Courier New1"/>
    </style:style>
    <style:style style:name="T14" style:family="text">
      <style:text-properties style:font-name="Courier New" fo:language="en" fo:country="US" style:font-name-asian="Calibri1" style:language-asian="en" style:country-asian="US" style:font-name-complex="Courier New1"/>
    </style:style>
    <style:style style:name="T15" style:family="text">
      <style:text-properties style:font-name="Courier New" fo:language="ru" fo:country="RU" style:font-name-asian="Calibri1" style:language-asian="en" style:country-asian="US" style:font-name-complex="Courier New1"/>
    </style:style>
    <style:style style:name="T16" style:family="text">
      <style:text-properties fo:font-size="12pt" style:font-size-asian="12pt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style:font-weight-complex="bold"/>
    </style:style>
    <style:style style:name="T19" style:family="text">
      <style:text-properties style:font-weight-complex="bold"/>
    </style:style>
    <style:style style:name="T20" style:family="text">
      <style:text-properties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><text:span text:style-name="T1">МІНІСТЕРСТВО ОСВІТИ І НАУКИ УКРАЇНИ</text:span><text:span text:style-name="T1"/></text:p>
      <text:p text:style-name="P13" loext:marker-style-name="T1"><text:span text:style-name="T1">Центральноукраїнський національний технічний університет</text:span><text:span text:style-name="T1"/></text:p>
      <text:p text:style-name="P13" loext:marker-style-name="T1"><text:span text:style-name="T1">Механіко-технологічний факультет</text:span><text:span text:style-name="T1"/></text:p>
      <text:p text:style-name="P14" loext:marker-style-name="T1"><text:span text:style-name="T1">ЗВІТ</text:span><text:span text:style-name="T1"/></text:p>
      <text:p text:style-name="P13" loext:marker-style-name="T2"><text:span text:style-name="T1">ПРО ВИКОНАННЯ ЛАБОРАТОРНОЇ РОБОТИ № </text:span><text:span text:style-name="T2">11</text:span></text:p>
      <text:p text:style-name="P13" loext:marker-style-name="T1"><text:span text:style-name="T1">з навчальної дисципліни </text:span><text:span text:style-name="T1"/></text:p>
      <text:p text:style-name="P13" loext:marker-style-name="T1"><text:span text:style-name="T1">“Базові методології та технології програмування”</text:span><text:span text:style-name="T1"/></text:p>
      <text:p text:style-name="P16" loext:marker-style-name="T1"/>
      <text:p text:style-name="P13" loext:marker-style-name="T3"><text:span text:style-name="T1">РЕАЛІЗАЦІЯ ПРОГРАМНИХ ЗАСОБІВ ОБРОБЛЕННЯ ДИНАМІЧНИХ СТРУКТУР ДАНИХ ТА БІНАРНИХ ФАЙЛІВ </text:span><text:span text:style-name="T3"/></text:p>
      <text:p text:style-name="P18" loext:marker-style-name="T1"><text:span text:style-name="T1">ВИКОНАВ </text:span><text:span text:style-name="T1"/></text:p>
      <text:p text:style-name="P19" loext:marker-style-name="T1"><text:span text:style-name="T1">студент академічної групи </text:span><text:span text:style-name="T1"/></text:p>
      <text:p text:style-name="P19" loext:marker-style-name="T2"><text:span text:style-name="T2">К</text:span><text:span text:style-name="T1">І</text:span><text:span text:style-name="T2">-23</text:span></text:p>
      <text:p text:style-name="P19" loext:marker-style-name="T2"><text:span text:style-name="T1">Гончар Артемій</text:span><text:span text:style-name="T2"/></text:p>
      <text:p text:style-name="P17" loext:marker-style-name="T1"/>
      <text:p text:style-name="P17" loext:marker-style-name="T1"/>
      <text:p text:style-name="P19" loext:marker-style-name="T1"><text:span text:style-name="T1">ПЕРЕВІРИЛА</text:span><text:span text:style-name="T1"/></text:p>
      <text:p text:style-name="P19" loext:marker-style-name="T1"><text:span text:style-name="T1">викладач кафедри кібербезпеки </text:span><text:span text:style-name="T1"/></text:p>
      <text:p text:style-name="P19" loext:marker-style-name="T1"><text:span text:style-name="T1">та програмного забезпечення</text:span><text:span text:style-name="T1"/></text:p>
      <text:p text:style-name="P19" loext:marker-style-name="T1"><text:span text:style-name="T1">Ганна ДРЄЄВА</text:span><text:span text:style-name="T1"/></text:p>
      <text:p text:style-name="P15" loext:marker-style-name="T1"><text:span text:style-name="T1">Кропивницький – 202</text:span><text:span text:style-name="T2">4</text:span></text:p>
      <text:p text:style-name="P3" loext:marker-style-name="T5"><text:span text:style-name="T5">ТЕМА: РЕАЛІЗАЦІЯ ПРОГРАМНИХ ЗАСОБІВ ОБРОБЛЕННЯ ДИНАМІЧНИХ СТРУКТУР ДАНИХ ТА БІНАРНИХ ФАЙЛІВ</text:span><text:span text:style-name="T5"/></text:p>
      <text:p text:style-name="P4" loext:marker-style-name="T5"/>
      <text:p text:style-name="No_20_Spacing"><text:span text:style-name="T5">МЕТА: </text:span>Набути ґрунтовних вмінь і практичних навичок командної (колективної) реалізації програмного забезпечення, розроблення функцій оброблення динамічних структур даних, використання стандартних засобів С++ для керування динамічною пам’яттю та бінарними файловими потоками.</text:p>
      <text:p text:style-name="P4" loext:marker-style-name="T5"/>
      <text:p text:style-name="No_20_Spacing" loext:marker-style-name="T5"><text:span text:style-name="T5">ЗАВДАННЯ: </text:span><text:span text:style-name="T5"/></text:p>
      <text:p text:style-name="No_20_Spacing">1. У складі команди ІТ-проєкту розробити програмні модулі оброблення динамічної структури даних.</text:p>
      <text:p text:style-name="No_20_Spacing">2. Реалізувати програмний засіб на основі розроблених командою ІТ-проєкту модулів. </text:p>
      <text:p text:style-name="P5" loext:marker-style-name="T6"/>
      <text:p text:style-name="No_20_Spacing" loext:marker-style-name="T5"><text:span text:style-name="T5">Завдання на розроблення ПЗ:</text:span><text:span text:style-name="T5"/></text:p>
      <text:list text:style-name="WWNum3">
        <text:list-item>
          <text:p text:style-name="P1" loext:marker-style-name="T1"><text:span text:style-name="T1">Створити е-довідник кодів товарів згідно з Українською класифікацією товарів зовнішньоекономічної діяльності (номер розділу, назва розділу, група/код/ товару, назва товару).</text:span><text:span text:style-name="T1"/></text:p>
        </text:list-item>
        <text:list-item>
          <text:p text:style-name="P1" loext:marker-style-name="T1"><text:span text:style-name="T1">За вибором користувача застосунок забезпечує:</text:span><text:span text:style-name="T1"/></text:p>
        </text:list-item>
      </text:list>
      <text:list text:style-name="WWNum4">
        <text:list-item>
          <text:p text:style-name="P2" loext:marker-style-name="T1"><text:span text:style-name="T1">пошук запису в е-довіднику за введеним кодом товару. зберігання е-довідника у заданий текстовий файл; </text:span><text:span text:style-name="T1"/></text:p>
        </text:list-item>
        <text:list-item>
          <text:p text:style-name="P2" loext:marker-style-name="T1"><text:span text:style-name="T1">додавання нового запису в е-довідник; </text:span><text:span text:style-name="T1"/></text:p>
        </text:list-item>
        <text:list-item>
          <text:p text:style-name="P2" loext:marker-style-name="T1"><text:span text:style-name="T1">вилучення заданого запису з е-довідника;</text:span><text:span text:style-name="T1"/></text:p>
        </text:list-item>
        <text:list-item>
          <text:p text:style-name="P2" loext:marker-style-name="T1"><text:span text:style-name="T1">завершення роботи програми з автоматичним записом даних у файл.</text:span><text:span text:style-name="T1"/></text:p>
        </text:list-item>
      </text:list>
      <text:p text:style-name="P6" loext:marker-style-name="T8"/>
      <text:p text:style-name="No_20_Spacing" loext:marker-style-name="T5"><text:span text:style-name="T5">Лістинг структури:</text:span><text:span text:style-name="T5"/></text:p>
      <text:p text:style-name="No_20_Spacing" loext:marker-style-name="T10"><text:span text:style-name="T10">#ifndef STRUCT_TYPE_PROJECT_2_H_INCLUDED</text:span><text:span text:style-name="T10"/></text:p>
      <text:p text:style-name="No_20_Spacing" loext:marker-style-name="T10"><text:span text:style-name="T10">#define STRUCT_TYPE_PROJECT_2_H_INCLUDED</text:span><text:span text:style-name="T10"/></text:p>
      <text:p text:style-name="P7" loext:marker-style-name="T10"/>
      <text:p text:style-name="No_20_Spacing" loext:marker-style-name="T10"><text:span text:style-name="T10">#include &lt;iostream&gt;</text:span><text:span text:style-name="T10"/></text:p>
      <text:p text:style-name="P7" loext:marker-style-name="T10"/>
      <text:p text:style-name="No_20_Spacing" loext:marker-style-name="T10"><text:span text:style-name="T10">using namespace std;</text:span><text:span text:style-name="T10"/></text:p>
      <text:p text:style-name="P7" loext:marker-style-name="T10"/>
      <text:p text:style-name="No_20_Spacing" loext:marker-style-name="T10"><text:span text:style-name="T10">struct Edirectory{</text:span><text:span text:style-name="T10"/></text:p>
      <text:p text:style-name="No_20_Spacing" loext:marker-style-name="T10"><text:soft-page-break/><text:span text:style-name="T10"><text:s text:c="4"/>int directoryPart;</text:span><text:span text:style-name="T10"/></text:p>
      <text:p text:style-name="No_20_Spacing" loext:marker-style-name="T10"><text:span text:style-name="T10"><text:s text:c="4"/>string directoryPartName;</text:span><text:span text:style-name="T10"/></text:p>
      <text:p text:style-name="P7" loext:marker-style-name="T10"/>
      <text:p text:style-name="No_20_Spacing" loext:marker-style-name="T10"><text:span text:style-name="T10"><text:s text:c="4"/>int groupArticle;</text:span><text:span text:style-name="T10"/></text:p>
      <text:p text:style-name="No_20_Spacing" loext:marker-style-name="T10"><text:span text:style-name="T10"><text:s text:c="4"/>int numberArticle;</text:span><text:span text:style-name="T10"/></text:p>
      <text:p text:style-name="No_20_Spacing" loext:marker-style-name="T10"><text:span text:style-name="T10"><text:s text:c="4"/>string articleName;</text:span><text:span text:style-name="T10"/></text:p>
      <text:p text:style-name="No_20_Spacing" loext:marker-style-name="T10"><text:span text:style-name="T10">};</text:span><text:span text:style-name="T10"/></text:p>
      <text:p text:style-name="P11" loext:marker-style-name="T16"/>
      <text:p text:style-name="No_20_Spacing" loext:marker-style-name="T16"><text:span text:style-name="T16">#endif // STRUCT_TYPE_PROJECT_2_H_INCLUDED</text:span><text:span text:style-name="T16"/></text:p>
      <text:p text:style-name="No_20_Spacing" loext:marker-style-name="T5"><text:span text:style-name="T5">Лістинг </text:span><text:span text:style-name="T17">ModulesGonchar</text:span><text:span text:style-name="T5">:</text:span></text:p>
      <text:p text:style-name="No_20_Spacing" loext:marker-style-name="T11"><text:span text:style-name="T11">#include &lt;iostream&gt;</text:span><text:span text:style-name="T11"/></text:p>
      <text:p text:style-name="No_20_Spacing" loext:marker-style-name="T11"><text:span text:style-name="T11">#include &lt;string&gt;</text:span><text:span text:style-name="T11"/></text:p>
      <text:p text:style-name="No_20_Spacing" loext:marker-style-name="T11"><text:span text:style-name="T11">#include &lt;fstream&gt;</text:span><text:span text:style-name="T11"/></text:p>
      <text:p text:style-name="No_20_Spacing" loext:marker-style-name="T11"><text:span text:style-name="T11">#include &lt;sstream&gt;</text:span><text:span text:style-name="T11"/></text:p>
      <text:p text:style-name="No_20_Spacing" loext:marker-style-name="T11"><text:span text:style-name="T11">#include &lt;string&gt;</text:span><text:span text:style-name="T11"/></text:p>
      <text:p text:style-name="P8" loext:marker-style-name="T11"/>
      <text:p text:style-name="No_20_Spacing" loext:marker-style-name="T11"><text:span text:style-name="T11">using namespace std;</text:span><text:span text:style-name="T11"/></text:p>
      <text:p text:style-name="P8" loext:marker-style-name="T11"/>
      <text:p text:style-name="No_20_Spacing" loext:marker-style-name="T11"><text:span text:style-name="T11">string startup(string filename){</text:span><text:span text:style-name="T11"/></text:p>
      <text:p text:style-name="No_20_Spacing" loext:marker-style-name="T11"><text:span text:style-name="T11"><text:s text:c="4"/>ifstream file(filename);</text:span><text:span text:style-name="T11"/></text:p>
      <text:p text:style-name="P8" loext:marker-style-name="T11"/>
      <text:p text:style-name="No_20_Spacing" loext:marker-style-name="T11"><text:span text:style-name="T11"><text:s text:c="4"/>if (!file.is_open()){</text:span><text:span text:style-name="T11"/></text:p>
      <text:p text:style-name="No_20_Spacing" loext:marker-style-name="T11"><text:span text:style-name="T11"><text:s text:c="8"/>cout&lt;&lt;"Error";</text:span><text:span text:style-name="T11"/></text:p>
      <text:p text:style-name="No_20_Spacing" loext:marker-style-name="T11"><text:span text:style-name="T11"><text:s text:c="4"/>}</text:span><text:span text:style-name="T11"/></text:p>
      <text:p text:style-name="P8" loext:marker-style-name="T11"/>
      <text:p text:style-name="No_20_Spacing" loext:marker-style-name="T11"><text:span text:style-name="T11"><text:s text:c="4"/>stringstream buffer;</text:span><text:span text:style-name="T11"/></text:p>
      <text:p text:style-name="No_20_Spacing" loext:marker-style-name="T11"><text:span text:style-name="T11"><text:s text:c="4"/>buffer&lt;&lt;file.rdbuf();</text:span><text:span text:style-name="T11"/></text:p>
      <text:p text:style-name="P8" loext:marker-style-name="T11"/>
      <text:p text:style-name="No_20_Spacing" loext:marker-style-name="T11"><text:span text:style-name="T11"><text:s text:c="4"/>return buffer.str();</text:span><text:span text:style-name="T11"/></text:p>
      <text:p text:style-name="No_20_Spacing" loext:marker-style-name="T11"><text:span text:style-name="T11">}</text:span><text:span text:style-name="T11"/></text:p>
      <text:p text:style-name="P8" loext:marker-style-name="T11"/>
      <text:p text:style-name="No_20_Spacing" loext:marker-style-name="T11"><text:span text:style-name="T11">void createFileIfNotExists(string filename) {</text:span><text:span text:style-name="T11"/></text:p>
      <text:p text:style-name="No_20_Spacing" loext:marker-style-name="T11"><text:span text:style-name="T11"><text:s text:c="4"/>ifstream file(filename);</text:span><text:span text:style-name="T11"/></text:p>
      <text:p text:style-name="No_20_Spacing" loext:marker-style-name="T11"><text:span text:style-name="T11"><text:s text:c="4"/>if (!file.good()) {</text:span><text:span text:style-name="T11"/></text:p>
      <text:p text:style-name="No_20_Spacing" loext:marker-style-name="T11"><text:span text:style-name="T11"><text:s text:c="8"/>ofstream outfile(filename);</text:span><text:span text:style-name="T11"/></text:p>
      <text:p text:style-name="No_20_Spacing" loext:marker-style-name="T11"><text:soft-page-break/><text:span text:style-name="T11"><text:s text:c="8"/>if (!outfile) {</text:span><text:span text:style-name="T11"/></text:p>
      <text:p text:style-name="No_20_Spacing" loext:marker-style-name="T11"><text:span text:style-name="T11"><text:s text:c="12"/>cout&lt;&lt;"Error";</text:span><text:span text:style-name="T11"/></text:p>
      <text:p text:style-name="No_20_Spacing" loext:marker-style-name="T11"><text:span text:style-name="T11"><text:s text:c="8"/>}</text:span><text:span text:style-name="T11"/></text:p>
      <text:p text:style-name="No_20_Spacing" loext:marker-style-name="T11"><text:span text:style-name="T11"><text:s text:c="8"/>outfile &lt;&lt; "";</text:span><text:span text:style-name="T11"/></text:p>
      <text:p text:style-name="No_20_Spacing" loext:marker-style-name="T11"><text:span text:style-name="T11"><text:s text:c="4"/>}</text:span><text:span text:style-name="T11"/></text:p>
      <text:p text:style-name="No_20_Spacing" loext:marker-style-name="T11"><text:span text:style-name="T11">}</text:span><text:span text:style-name="T11"/></text:p>
      <text:p text:style-name="P9" loext:marker-style-name="T12"/>
      <text:p text:style-name="No_20_Spacing" loext:marker-style-name="T5"><text:span text:style-name="T5">Лістинг prj_3_</text:span><text:span text:style-name="T17">Gonchar</text:span><text:span text:style-name="T5">:</text:span></text:p>
      <text:p text:style-name="Standard" loext:marker-style-name="T14"><text:span text:style-name="T14">#include &lt;iostream&gt;</text:span><text:span text:style-name="T14"/></text:p>
      <text:p text:style-name="Standard" loext:marker-style-name="T14"><text:span text:style-name="T14">#include "ModulesGonchar.h"</text:span><text:span text:style-name="T14"/></text:p>
      <text:p text:style-name="Standard" loext:marker-style-name="T14"><text:span text:style-name="T14">#include "LinnikovaModules.h"</text:span><text:span text:style-name="T14"/></text:p>
      <text:p text:style-name="Standard" loext:marker-style-name="T14"><text:span text:style-name="T14">#include "ZakharchenkoModules.h"</text:span><text:span text:style-name="T14"/></text:p>
      <text:p text:style-name="Standard" loext:marker-style-name="T14"><text:span text:style-name="T14">#include "struct_type_project_2.h"</text:span><text:span text:style-name="T14"/></text:p>
      <text:p text:style-name="Standard" loext:marker-style-name="T14"><text:span text:style-name="T14">using namespace std;</text:span><text:span text:style-name="T14"/></text:p>
      <text:p text:style-name="P20" loext:marker-style-name="T14"/>
      <text:p text:style-name="Standard" loext:marker-style-name="T14"><text:span text:style-name="T14">int main()</text:span><text:span text:style-name="T14"/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string filename = "edirectory.txt";</text:span><text:span text:style-name="T15"/></text:p>
      <text:p text:style-name="Standard" loext:marker-style-name="T14"><text:span text:style-name="T14"><text:s text:c="4"/>createFileIfNotExists(filename);</text:span><text:span text:style-name="T14"/></text:p>
      <text:p text:style-name="Standard" loext:marker-style-name="T14"><text:span text:style-name="T14"><text:s text:c="4"/>string data = startup(filename);</text:span><text:span text:style-name="T14"/></text:p>
      <text:p text:style-name="P20" loext:marker-style-name="T14"/>
      <text:p text:style-name="Standard" loext:marker-style-name="T14"><text:span text:style-name="T14"><text:s text:c="4"/>cout &lt;&lt; data &lt;&lt; endl;</text:span><text:span text:style-name="T14"/></text:p>
      <text:p text:style-name="Standard" loext:marker-style-name="T14"><text:span text:style-name="T14"><text:s text:c="4"/>int action;</text:span><text:span text:style-name="T14"/></text:p>
      <text:p text:style-name="P20" loext:marker-style-name="T14"/>
      <text:p text:style-name="Standard" loext:marker-style-name="T15"><text:span text:style-name="T14"><text:s text:c="4"/></text:span><text:span text:style-name="T15">while (true){</text:span></text:p>
      <text:p text:style-name="Standard" loext:marker-style-name="T15"><text:span text:style-name="T15"><text:s text:c="4"/>cout&lt;&lt;"1 - пошук запису за введеним кодом товару\n2 - зберігання довідника у заданий текстовий файл\n3 - додавання нового запису в довідник\n4 - вилучення заданого запису\n5 - завершення роботи"&lt;&lt; endl;</text:span><text:span text:style-name="T15"/></text:p>
      <text:p text:style-name="Standard" loext:marker-style-name="T14"><text:span text:style-name="T15"><text:s text:c="4"/></text:span><text:span text:style-name="T14">cin &gt;&gt; action;</text:span></text:p>
      <text:p text:style-name="P20" loext:marker-style-name="T14"/>
      <text:p text:style-name="Standard" loext:marker-style-name="T14"><text:span text:style-name="T14"><text:s text:c="4"/>switch (action){</text:span><text:span text:style-name="T14"/></text:p>
      <text:p text:style-name="Standard" loext:marker-style-name="T14"><text:span text:style-name="T14"><text:s text:c="8"/>case 1: {</text:span><text:span text:style-name="T14"/></text:p>
      <text:p text:style-name="Standard" loext:marker-style-name="T15"><text:span text:style-name="T14"><text:s text:c="12"/></text:span><text:span text:style-name="T15">int productNumber;</text:span></text:p>
      <text:p text:style-name="Standard" loext:marker-style-name="T15"><text:span text:style-name="T15"><text:s text:c="12"/>cout &lt;&lt; "Введіть номер продукта для пошуку: ";</text:span><text:span text:style-name="T15"/></text:p>
      <text:p text:style-name="Standard" loext:marker-style-name="T14"><text:span text:style-name="T15"><text:s text:c="12"/></text:span><text:span text:style-name="T14">cin &gt;&gt; productNumber;</text:span></text:p>
      <text:p text:style-name="Standard" loext:marker-style-name="T14"><text:span text:style-name="T14"><text:s text:c="12"/>printEntryByProductNumber(filename, productNumber);</text:span><text:span text:style-name="T14"/></text:p>
      <text:p text:style-name="Standard" loext:marker-style-name="T15"><text:span text:style-name="T14"><text:s text:c="12"/></text:span><text:span text:style-name="T15">break;</text:span></text:p>
      <text:p text:style-name="Standard" loext:marker-style-name="T15"><text:span text:style-name="T15"><text:s text:c="8"/>}</text:span><text:span text:style-name="T15"/></text:p>
      <text:p text:style-name="Standard" loext:marker-style-name="T15"><text:span text:style-name="T15"><text:s text:c="8"/>case 2: {</text:span><text:span text:style-name="T15"/></text:p>
      <text:p text:style-name="Standard" loext:marker-style-name="T15"><text:span text:style-name="T15"><text:s text:c="12"/>string targetFilename;</text:span><text:span text:style-name="T15"/></text:p>
      <text:p text:style-name="Standard" loext:marker-style-name="T15"><text:span text:style-name="T15"><text:s text:c="12"/>cout &lt;&lt; "Введіть назву файлу для зберігання довідника: ";</text:span><text:span text:style-name="T15"/></text:p>
      <text:p text:style-name="Standard" loext:marker-style-name="T15"><text:span text:style-name="T15"><text:s text:c="12"/>cin &gt;&gt; targetFilename;</text:span><text:span text:style-name="T15"/></text:p>
      <text:p text:style-name="Standard" loext:marker-style-name="T14"><text:span text:style-name="T14"><text:s text:c="12"/>createFileIfNotExists(targetFilename);</text:span><text:span text:style-name="T14"/></text:p>
      <text:p text:style-name="Standard" loext:marker-style-name="T14"><text:span text:style-name="T14"><text:s text:c="12"/>copyDirectoryToFile(filename, targetFilename);</text:span><text:span text:style-name="T14"/></text:p>
      <text:p text:style-name="Standard" loext:marker-style-name="T14"><text:span text:style-name="T14"><text:s text:c="12"/>cout &lt;&lt; "</text:span><text:span text:style-name="T15">Довідник</text:span><text:span text:style-name="T14"> </text:span><text:span text:style-name="T15">збережено</text:span><text:span text:style-name="T14"> </text:span><text:span text:style-name="T15">в</text:span><text:span text:style-name="T14"> </text:span><text:span text:style-name="T15">файл</text:span><text:span text:style-name="T14"> " &lt;&lt; targetFilename &lt;&lt; endl;</text:span></text:p>
      <text:p text:style-name="Standard" loext:marker-style-name="T14"><text:span text:style-name="T14"><text:s text:c="12"/>break;</text:span><text:span text:style-name="T14"/></text:p>
      <text:p text:style-name="Standard" loext:marker-style-name="T14"><text:soft-page-break/><text:span text:style-name="T14"><text:s text:c="8"/>}</text:span><text:span text:style-name="T14"/></text:p>
      <text:p text:style-name="Standard" loext:marker-style-name="T14"><text:span text:style-name="T14"><text:s text:c="8"/>case 3: {</text:span><text:span text:style-name="T14"/></text:p>
      <text:p text:style-name="Standard" loext:marker-style-name="T14"><text:span text:style-name="T14"><text:s text:c="12"/>Edirectory entry;</text:span><text:span text:style-name="T14"/></text:p>
      <text:p text:style-name="Standard" loext:marker-style-name="T14"><text:span text:style-name="T14"><text:s text:c="12"/>cout &lt;&lt; "</text:span><text:span text:style-name="T15">Введіть</text:span><text:span text:style-name="T14"> </text:span><text:span text:style-name="T15">номер</text:span><text:span text:style-name="T14"> </text:span><text:span text:style-name="T15">розділу</text:span><text:span text:style-name="T14">: ";</text:span></text:p>
      <text:p text:style-name="Standard" loext:marker-style-name="T14"><text:span text:style-name="T14"><text:s text:c="12"/>cin &gt;&gt; entry.directoryPart;</text:span><text:span text:style-name="T14"/></text:p>
      <text:p text:style-name="P20" loext:marker-style-name="T14"/>
      <text:p text:style-name="Standard" loext:marker-style-name="T14"><text:span text:style-name="T14"><text:s text:c="12"/>cout &lt;&lt; "</text:span><text:span text:style-name="T15">Введіть</text:span><text:span text:style-name="T14"> </text:span><text:span text:style-name="T15">назву</text:span><text:span text:style-name="T14"> </text:span><text:span text:style-name="T15">розділу</text:span><text:span text:style-name="T14">: ";</text:span></text:p>
      <text:p text:style-name="Standard" loext:marker-style-name="T14"><text:span text:style-name="T14"><text:s text:c="12"/>cin &gt;&gt; entry.directoryPartName;</text:span><text:span text:style-name="T14"/></text:p>
      <text:p text:style-name="P20" loext:marker-style-name="T14"/>
      <text:p text:style-name="Standard" loext:marker-style-name="T14"><text:span text:style-name="T14"><text:s text:c="12"/>cout &lt;&lt; "</text:span><text:span text:style-name="T15">Введіть</text:span><text:span text:style-name="T14"> </text:span><text:span text:style-name="T15">номер</text:span><text:span text:style-name="T14"> </text:span><text:span text:style-name="T15">группи</text:span><text:span text:style-name="T14">: ";</text:span></text:p>
      <text:p text:style-name="Standard" loext:marker-style-name="T14"><text:span text:style-name="T14"><text:s text:c="12"/>cin &gt;&gt; entry.groupArticle;</text:span><text:span text:style-name="T14"/></text:p>
      <text:p text:style-name="P20" loext:marker-style-name="T14"/>
      <text:p text:style-name="Standard" loext:marker-style-name="T14"><text:span text:style-name="T14"><text:s text:c="12"/>cout &lt;&lt; "</text:span><text:span text:style-name="T15">Введіть</text:span><text:span text:style-name="T14"> </text:span><text:span text:style-name="T15">номер</text:span><text:span text:style-name="T14"> </text:span><text:span text:style-name="T15">товару</text:span><text:span text:style-name="T14">: ";</text:span></text:p>
      <text:p text:style-name="Standard" loext:marker-style-name="T14"><text:span text:style-name="T14"><text:s text:c="12"/>cin &gt;&gt; entry.numberArticle;</text:span><text:span text:style-name="T14"/></text:p>
      <text:p text:style-name="P20" loext:marker-style-name="T14"/>
      <text:p text:style-name="Standard" loext:marker-style-name="T14"><text:span text:style-name="T14"><text:s text:c="12"/>cout &lt;&lt; "</text:span><text:span text:style-name="T15">Введіть</text:span><text:span text:style-name="T14"> </text:span><text:span text:style-name="T15">назву</text:span><text:span text:style-name="T14"> </text:span><text:span text:style-name="T15">товару</text:span><text:span text:style-name="T14">: ";</text:span></text:p>
      <text:p text:style-name="Standard" loext:marker-style-name="T14"><text:span text:style-name="T14"><text:s text:c="12"/>cin &gt;&gt; entry.articleName;</text:span><text:span text:style-name="T14"/></text:p>
      <text:p text:style-name="P20" loext:marker-style-name="T14"/>
      <text:p text:style-name="Standard" loext:marker-style-name="T14"><text:span text:style-name="T14"><text:s text:c="12"/>writeToFile(filename, entry.directoryPart, entry.directoryPartName, entry.groupArticle, entry.numberArticle, entry.articleName);</text:span><text:span text:style-name="T14"/></text:p>
      <text:p text:style-name="Standard" loext:marker-style-name="T14"><text:span text:style-name="T14"><text:s text:c="12"/>break;</text:span><text:span text:style-name="T14"/></text:p>
      <text:p text:style-name="Standard" loext:marker-style-name="T14"><text:span text:style-name="T14"><text:s text:c="8"/>}</text:span><text:span text:style-name="T14"/></text:p>
      <text:p text:style-name="Standard" loext:marker-style-name="T14"><text:span text:style-name="T14"><text:s text:c="8"/>case 4:{</text:span><text:span text:style-name="T14"/></text:p>
      <text:p text:style-name="Standard" loext:marker-style-name="T14"><text:span text:style-name="T14"><text:s text:c="12"/>int productNumber;</text:span><text:span text:style-name="T14"/></text:p>
      <text:p text:style-name="Standard" loext:marker-style-name="T14"><text:span text:style-name="T14"><text:s text:c="12"/>cout &lt;&lt; "</text:span><text:span text:style-name="T15">Введіть</text:span><text:span text:style-name="T14"> </text:span><text:span text:style-name="T15">номер</text:span><text:span text:style-name="T14"> </text:span><text:span text:style-name="T15">продукта</text:span><text:span text:style-name="T14"> </text:span><text:span text:style-name="T15">для</text:span><text:span text:style-name="T14"> </text:span><text:span text:style-name="T15">видалення</text:span><text:span text:style-name="T14">: ";</text:span></text:p>
      <text:p text:style-name="Standard" loext:marker-style-name="T14"><text:span text:style-name="T14"><text:s text:c="12"/>cin &gt;&gt; productNumber;</text:span><text:span text:style-name="T14"/></text:p>
      <text:p text:style-name="Standard" loext:marker-style-name="T14"><text:span text:style-name="T14"><text:s text:c="12"/>deleteEntryByProductNumber(filename, productNumber);</text:span><text:span text:style-name="T14"/></text:p>
      <text:p text:style-name="Standard" loext:marker-style-name="T14"><text:span text:style-name="T14"><text:s text:c="12"/>break;</text:span><text:span text:style-name="T14"/></text:p>
      <text:p text:style-name="Standard" loext:marker-style-name="T14"><text:span text:style-name="T14"><text:s text:c="8"/>}</text:span><text:span text:style-name="T14"/></text:p>
      <text:p text:style-name="Standard" loext:marker-style-name="T14"><text:span text:style-name="T14"><text:s text:c="8"/>case 5:{</text:span><text:span text:style-name="T14"/></text:p>
      <text:p text:style-name="Standard" loext:marker-style-name="T14"><text:span text:style-name="T14"><text:s text:c="12"/>return 0;</text:span><text:span text:style-name="T14"/></text:p>
      <text:p text:style-name="Standard" loext:marker-style-name="T14"><text:span text:style-name="T14"><text:s text:c="8"/>}</text:span><text:span text:style-name="T14"/></text:p>
      <text:p text:style-name="Standard" loext:marker-style-name="T14"><text:span text:style-name="T14"><text:s text:c="6"/>}</text:span><text:span text:style-name="T14"/></text:p>
      <text:p text:style-name="Standard" loext:marker-style-name="T14"><text:span text:style-name="T14"><text:s text:c="4"/>}</text:span><text:span text:style-name="T14"/></text:p>
      <text:p text:style-name="P20" loext:marker-style-name="T14"/>
      <text:p text:style-name="Standard" loext:marker-style-name="T14"><text:span text:style-name="T14"><text:s text:c="4"/>return 0;</text:span><text:span text:style-name="T14"/></text:p>
      <text:p text:style-name="No_20_Spacing" loext:marker-style-name="T13"><text:span text:style-name="T11">}</text:span><text:span text:style-name="T11"/></text:p>
      <text:p text:style-name="P10" loext:marker-style-name="T13"/>
      <text:p text:style-name="No_20_Spacing"><text:span text:style-name="T4">Висновок</text:span><text:span text:style-name="T7">: </text:span><text:span text:style-name="T9">виконання цієї лабораторної роботи закріпило знання в роботі <text:s/>з записом у файли. Наша команда розробила архітектуру. Також я зрозумів що </text:span><text:span text:style-name="T18">Code</text:span><text:span text:style-name="T9">::</text:span><text:span text:style-name="T18">Blocks</text:span><text:span text:style-name="T9"> одна з найгірших </text:span><text:span text:style-name="T18">IDE</text:span><text:span text:style-name="T9"> з якими я працював. </text:span><text:span text:style-name="T19">Не зручний інтерфейс, </text:span><text:span text:style-name="T9">нема</text:span><text:span text:style-name="T19">є адекватного </text:span><text:span text:style-name="T18">IntelliSense</text:span><text:span text:style-name="T19">.</text:span><text:span text:style-name="T9"> Було 10 вил</text:span><text:span text:style-name="T19">ітів з програми без причини і доводилось лінкувати всі файли заново щоб зібрати програму в купу. Саме завдання викликає іноді запитання</text:span>. </text:p>
      <text:p text:style-name="P12" loext:marker-style-name="T18"/>
      <text:p text:style-name="No_20_Spacing" loext:marker-style-name="T4"><text:soft-page-break/><text:span text:style-name="T4">Відповіді на запитання:</text:span><text:span text:style-name="T4"/></text:p>
      <text:p text:style-name="P21">Згідно міжнародного стандарту ISO/IEC 12207, комплексування (інтегрування) означає об'єднання різних компонентів або модулів програмного забезпечення в одну систему з метою забезпечення взаємодії та відповідності вимогам.</text:p>
      <text:list text:style-name="L1">
        <text:list-item>
          <text:p text:style-name="P22">Вказівник і посилання в C++ - це обидва способи звертання до об'єктів або даних в пам'яті. Однак вони відрізняються у своєму використанні та поведінці:</text:p>
          <text:list>
            <text:list-item>
              <text:p text:style-name="P23"><text:span text:style-name="T1">Вказівники можуть бути перенаправлені на інші об'єкти, вони можуть бути NULL, і для роботи з вказівниками потрібно використовувати оператори вказівників (наприклад, </text:span><text:span text:style-name="Source_20_Text"><text:span text:style-name="T1">*</text:span></text:span><text:span text:style-name="T1"> для розіменування).</text:span></text:p>
            </text:list-item>
            <text:list-item>
              <text:p text:style-name="P22">Посилання обов'язково повинні бути ініціалізовані при створенні, вони не можуть бути NULL, і вони завжди посилаються на один об'єкт, не можуть бути перенаправлені. Використання посилань зазвичай є зручнішим та безпечнішим, оскільки вони дозволяють уникнути певних помилок, пов'язаних з неправильними вказівниками.</text:p>
            </text:list-item>
          </text:list>
        </text:list-item>
        <text:list-item>
          <text:p text:style-name="P22">Допустимі операції над вказівниками С++ включають:</text:p>
          <text:list>
            <text:list-item>
              <text:p text:style-name="P23"><text:span text:style-name="T1">Розіменування (</text:span><text:span text:style-name="Source_20_Text"><text:span text:style-name="T1">*</text:span></text:span><text:span text:style-name="T1">): для доступу до значення, на яке вказує вказівник.</text:span></text:p>
            </text:list-item>
            <text:list-item>
              <text:p text:style-name="P22">Арифметика вказівників: додавання або віднімання цілочислових значень від вказівника для зміни його адреси.</text:p>
            </text:list-item>
            <text:list-item>
              <text:p text:style-name="P22">Присвоєння: присвоєння значень вказівникам.</text:p>
            </text:list-item>
            <text:list-item>
              <text:p text:style-name="P22">Порівняння: порівняння вказівників на рівність або нерівність.</text:p>
            </text:list-item>
          </text:list>
        </text:list-item>
        <text:list-item>
          <text:p text:style-name="P23"><text:span text:style-name="T1">Операція опосередкованої адресації (</text:span><text:span text:style-name="Source_20_Text"><text:span text:style-name="T1">*</text:span></text:span><text:span text:style-name="T1">) в мові програмування C++ використовується для отримання доступу до значення, на яке вказує вказівник.</text:span></text:p>
        </text:list-item>
        <text:list-item>
          <text:p text:style-name="P22">Функції-члени об’єктів fstream С++, які забезпечують відкриття потоку, запис даних у потік та читання з нього:</text:p>
          <text:list>
            <text:list-item>
              <text:p text:style-name="P23"><text:span text:style-name="Source_20_Text"><text:span text:style-name="T1">open()</text:span></text:span><text:span text:style-name="T1">: відкриває файловий потік.</text:span></text:p>
            </text:list-item>
            <text:list-item>
              <text:p text:style-name="P23"><text:span text:style-name="Source_20_Text"><text:span text:style-name="T1">&lt;&lt;</text:span></text:span><text:span text:style-name="T1"> (відноситься до об'єкту типу </text:span><text:span text:style-name="Source_20_Text"><text:span text:style-name="T1">ofstream</text:span></text:span><text:span text:style-name="T1">): записує дані у потік.</text:span></text:p>
            </text:list-item>
            <text:list-item>
              <text:p text:style-name="P23"><text:soft-page-break/><text:span text:style-name="Source_20_Text"><text:span text:style-name="T1">&gt;&gt;</text:span></text:span><text:span text:style-name="T1"> (відноситься до об'єкту типу </text:span><text:span text:style-name="Source_20_Text"><text:span text:style-name="T1">ifstream</text:span></text:span><text:span text:style-name="T1">): читає дані з потоку.</text:span></text:p>
            </text:list-item>
          </text:list>
        </text:list-item>
        <text:list-item>
          <text:p text:style-name="P22">У динамічних структурах даних, які зберігаються у файлі, зазвичай не зберігаються члени, які вказують на інші об'єкти в пам'яті (такі як вказівники або посилання), оскільки вони не будуть коректно відновлені після перезапуску програми або при відновленні даних з файлу. Замість цього, зазвичай зберігаються лише самі дані, які не потребують доступу до інших об'єктів для правильної роботи.</text:p>
        </text:list-item>
        <text:list-item>
          <text:p text:style-name="P22">Бінарний файловий потік відрізняється від текстового з погляду читання/запису інформації тим, що він працює з байтами без будь-якої інтерпретації. У бінарних файлах дані записуються в тому форматі, в якому вони є в пам'яті комп'ютера, без будь-якої конвертації в текстовий вигляд. Це дозволяє зберігати будь-який тип даних у файлі точно так, як вони зберігаються в пам'яті, зберігаючи їх структуру і тип. Текстові файли, навпаки, зберігають дані у вигляді рядків символів, що розділені пробілами або спеціальними символам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_20_Spacing" style:display-name="No Spacing" style:family="paragraph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Default_20_Paragraph_20_Font_20__28_WW_29_" style:display-name="Default Paragraph Font (WW)" style:family="text"/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2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лексей Константинов</meta:initial-creator>
    <meta:editing-cycles>12</meta:editing-cycles>
    <meta:creation-date>2024-05-13T17:53:00</meta:creation-date>
    <dc:date>2024-05-16T15:09:51.064000000</dc:date>
    <meta:editing-duration>PT3H27M31S</meta:editing-duration>
    <meta:generator>LibreOffice/7.6.3.2$Windows_X86_64 LibreOffice_project/29d686fea9f6705b262d369fede658f824154cc0</meta:generator>
    <meta:document-statistic meta:table-count="0" meta:image-count="0" meta:object-count="0" meta:page-count="7" meta:paragraph-count="149" meta:word-count="892" meta:character-count="7482" meta:non-whitespace-character-count="6138"/>
    <meta:user-defined meta:name="AppVersion">16.0000</meta:user-defined>
    <meta:template xlink:type="simple" xlink:actuate="onRequest" xlink:title="Normal.dotm" xlink:href=""/>
  </office:meta>
</office:document-meta>
</file>